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officeooo:paragraph-rsid="0015c5dc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font-style="normal" fo:font-weight="normal" officeooo:paragraph-rsid="0015c5dc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64da5"/>
    </style:style>
    <style:style style:name="T3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fo:letter-spacing="normal" fo:font-style="normal" fo:font-weight="normal" officeooo:rsid="001ea666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3">Lista </text:span></text:span><text:span text:style-name="Strong_20_Emphasis"><text:span text:style-name="T4">de </text:span></text:span><text:span text:style-name="Strong_20_Emphasis"><text:span text:style-name="T3">Estrutura</text:span></text:span><text:span text:style-name="Strong_20_Emphasis"><text:span text:style-name="T4">s </text:span></text:span><text:span text:style-name="Strong_20_Emphasis"><text:span text:style-name="T3">de </text:span></text:span><text:span text:style-name="Strong_20_Emphasis"><text:span text:style-name="T4">R</text:span></text:span><text:span text:style-name="Strong_20_Emphasis"><text:span text:style-name="T3">epeti</text:span></text:span><text:span text:style-name="Strong_20_Emphasis"><text:span text:style-name="T4">ção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) Faça um software em Python que imprime na tela a seguinte figura – Usar estruturas de repetição:</text:span></text:span></text:p>
      <text:p text:style-name="P1"><text:span text:style-name="Strong_20_Emphasis"><text:span text:style-name="T3"/></text:span></text:p>
      <text:p text:style-name="P4">***********</text:p>
      <text:p text:style-name="P4">***********</text:p>
      <text:p text:style-name="P4">***********</text:p>
      <text:p text:style-name="P4">***********</text:p>
      <text:p text:style-name="P6">print('\n')</text:p>
      <text:p text:style-name="P3"><text:span text:style-name="T1">for i in range(</text:span><text:span text:style-name="T2">0</text:span><text:span text:style-name="T1">, 4):</text:span></text:p>
      <text:p text:style-name="P3"><text:span text:style-name="T1"><text:s text:c="4"/>for j in range(0, 1</text:span><text:span text:style-name="T2">1</text:span><text:span text:style-name="T1">):</text:span></text:p>
      <text:p text:style-name="P6"><text:s text:c="8"/>print('*', end='')</text:p>
      <text:p text:style-name="P6"><text:s text:c="4"/>print('\n')</text:p>
      <text:p text:style-name="P2"/>
      <text:p text:style-name="P1"><text:span text:style-name="Strong_20_Emphasis"><text:span text:style-name="T3">2) Faça um software em Python que imprime na tela a seguinte figura – Usar estruturas de repetição:</text:span></text:span></text:p>
      <text:p text:style-name="P1"><text:span text:style-name="Strong_20_Emphasis"><text:span text:style-name="T3"/></text:span></text:p>
      <text:p text:style-name="P4">*</text:p>
      <text:p text:style-name="P4">**</text:p>
      <text:p text:style-name="P4">***</text:p>
      <text:p text:style-name="P4">****</text:p>
      <text:p text:style-name="P2">print('\n')</text:p>
      <text:p text:style-name="P2">for i in range(0, 4):</text:p>
      <text:p text:style-name="P2"><text:s text:c="4"/>j = i + 1</text:p>
      <text:p text:style-name="P2"><text:s text:c="4"/>for j in range(0, j):</text:p>
      <text:p text:style-name="P2"><text:s text:c="8"/>print('*', end='')</text:p>
      <text:p text:style-name="P2"><text:s text:c="4"/>print('\n')</text:p>
      <text:p text:style-name="P2"/>
      <text:p text:style-name="P1"><text:span text:style-name="Strong_20_Emphasis"><text:span text:style-name="T3">3) Faça um software em Python que imprime na tela a seguinte figura – Usar estruturas de repetição:</text:span></text:span></text:p>
      <text:p text:style-name="P1"><text:span text:style-name="Strong_20_Emphasis"><text:span text:style-name="T3"/></text:span></text:p>
      <text:p text:style-name="P4">****</text:p>
      <text:p text:style-name="P4">***</text:p>
      <text:p text:style-name="P4">**</text:p>
      <text:p text:style-name="P4">*</text:p>
      <text:p text:style-name="P4">print('\n')</text:p>
      <text:p text:style-name="P4">for i in range(4, 0, -1):</text:p>
      <text:p text:style-name="P4"><text:s text:c="4"/>for j in range(0, i):</text:p>
      <text:p text:style-name="P4"><text:s text:c="8"/>print('*', end='')</text:p>
      <text:p text:style-name="P4"><text:s text:c="4"/>print('\n')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<text:span text:style-name="Strong_20_Emphasis"><text:span text:style-name="T3">4) Faça um software em Python que imprime na tela a seguinte figura – Usar estruturas de repetição:</text:span></text:span></text:p>
      <text:p text:style-name="P1"><text:span text:style-name="Strong_20_Emphasis"><text:span text:style-name="T3"/></text:span></text:p>
      <text:p text:style-name="P4">*</text:p>
      <text:p text:style-name="P4">**</text:p>
      <text:p text:style-name="P4">***</text:p>
      <text:p text:style-name="P4">****</text:p>
      <text:p text:style-name="P4">***</text:p>
      <text:p text:style-name="P4">**</text:p>
      <text:p text:style-name="P4">*</text:p>
      <text:p text:style-name="P4">print('\n')</text:p>
      <text:p text:style-name="P4">for i in range(0, 5):</text:p>
      <text:p text:style-name="P4"><text:s text:c="4"/>for j in range(0, i):</text:p>
      <text:p text:style-name="P4"><text:s text:c="8"/>print('*', end='')</text:p>
      <text:p text:style-name="P4"><text:s text:c="4"/>print('\n')</text:p>
      <text:p text:style-name="P4"/>
      <text:p text:style-name="P4">for i in range(3, 0, -1):</text:p>
      <text:p text:style-name="P4"><text:s text:c="4"/>for j in range(0, i):</text:p>
      <text:p text:style-name="P4"><text:s text:c="8"/>print('*', end='')</text:p>
      <text:p text:style-name="P4"><text:s text:c="4"/>print('\n')</text:p>
      <text:p text:style-name="P1"><text:span text:style-name="Strong_20_Emphasis"><text:span text:style-name="T3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9:05:53.905442853</meta:creation-date>
    <dc:date>2019-03-18T19:52:09.416030608</dc:date>
    <meta:editing-duration>PT15M2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68" meta:character-count="1009" meta:non-whitespace-character-count="802"/>
  </office:meta>
</office:document-meta>
</file>